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621cm" fo:min-width="7.96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521cm" fo:min-width="7.978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9a870" draw:textarea-horizontal-align="left" draw:textarea-vertical-align="top" draw:auto-grow-height="false" fo:min-height="1.371cm" fo:min-width="1.62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style:text-properties fo:color="#ef413d"/>
    </style:style>
    <style:style style:name="P4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5" style:family="paragraph">
      <loext:graphic-properties draw:fill="solid" draw:fill-color="#f9a870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f413d"/>
    </style:style>
    <style:style style:name="P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293cm" draw:transform="skewX (-0.00191986217719376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7.529cm" svg:height="0.962cm" svg:x="4.048cm" svg:y="9.309cm">
          <draw:text-box>
            <text:p text:style-name="P3"><text:span text:style-name="T1">http://localhost/XYZ999</text:span></text:p>
          </draw:text-box>
        </draw:frame>
        <draw:custom-shape draw:style-name="gr3" draw:text-style-name="P2" draw:layer="layout" svg:width="8.89cm" svg:height="3.183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8.001cm" svg:height="1.016cm" svg:x="16.113cm" svg:y="9.382cm">
          <draw:text-box>
            <text:p text:style-name="P3"><text:span text:style-name="T1">http://localhost/XYZ999</text:span></text:p>
          </draw:text-box>
        </draw:frame>
        <draw:custom-shape draw:style-name="gr5" draw:text-style-name="P5" draw:layer="layout" svg:width="2.413cm" svg:height="1.909cm" draw:transform="skewX (-0.00191986217719376) rotate (-0.00191986217719389) translate (12.811cm 13.437cm)">
          <text:p text:style-name="P1">T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5.351cm" svg:y1="9.763cm" svg:x2="12.176cm" svg:y2="9.763cm">
          <text:p/>
        </draw:line>
        <draw:frame draw:style-name="gr2" draw:text-style-name="P7" draw:layer="layout" svg:width="1.666cm" svg:height="1.673cm" svg:x="13.192cm" svg:y="7.223cm">
          <draw:text-box>
            <text:p text:style-name="P3"><text:span text:style-name="T2">A</text:span><text:span text:style-name="T2">P</text:span><text:span text:style-name="T2">I</text:span></text:p>
            <text:p text:style-name="P3"><text:span text:style-name="T2">C</text:span><text:span text:style-name="T2">a</text:span><text:span text:style-name="T2">l</text:span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17:17:46.593472641</dc:date>
    <meta:editing-duration>PT20M32S</meta:editing-duration>
    <meta:editing-cycles>7</meta:editing-cycles>
    <meta:generator>LibreOffice/6.0.7.3$Linux_X86_64 LibreOffice_project/00m0$Build-3</meta:generator>
    <meta:document-statistic meta:object-count="7"/>
  </office:meta>
</office:document-meta>
</file>